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10000031478C30FB0.png" manifest:media-type="image/png"/>
  <manifest:file-entry manifest:full-path="Pictures/10000201000005060000031CC0ED6C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miscShapeWipe" smil:subtype="cornersIn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8cm" svg:height="3.506cm" svg:x="0cm" svg:y="3.2cm" presentation:class="title" presentation:user-transformed="true">
          <draw:text-box>
            <text:p>Jenki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Jenkins is the leading open source automation server. </text:p>
              </text:list-item>
              <text:list-item>
                <text:p>Built with Java, it provides hundreds of plugins to support building, testing, deploying and automation for virtually any project 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iki.jenkins-ci.org/display/JENKINS/Installing+Jenkins" xlink:type="simple">https://wiki.jenkins-ci.org/display/JENKINS/Installing+Jenkins</text:a></text:p>
              </text:list-item>
              <text:list-item>
                <text:p>Lanch by :</text:p>
                <text:list>
                  <text:list-item>
                    <text:p>http://localhost:8080/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Jenkins 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t is a cross-platform application for :</text:p>
                <text:list>
                  <text:list-item>
                    <text:p>Continuous integration</text:p>
                    <text:list>
                      <text:list-item>
                        <text:p>CI is the practice, in software engineering, of merging all developer working copies to a shared mainline several times a day.</text:p>
                      </text:list-item>
                      <text:list-item>
                        <text:p>To build and test your software projects continuously making it easier for developers to integrate changes to the project, and making it easier for users to obtain a fresh build.</text:p>
                      </text:list-item>
                      <text:list-item>
                        <text:p>Enabling early feedback by end-users</text:p>
                      </text:list-item>
                      <text:list-item>
                        <text:p>Timely detection of possible implementation errors</text:p>
                      </text:list-item>
                    </text:list>
                  </text:list-item>
                  <text:list-item>
                    <text:p>Continuous delivery </text:p>
                    <text:list>
                      <text:list-item>
                        <text:p>It allows you to continuously deliver your software by providing powerful ways to define your build pipelines and integrating with a large number of testing and deployment technologies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ant Term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ild automation</text:p>
                <text:list>
                  <text:list-item>
                    <text:p>It is essentially automating how the software is built instead of manually invoking the compiler. </text:p>
                  </text:list-item>
                  <text:list-item>
                    <text:p>eg., tools such as Makefiles or Ant.</text:p>
                  </text:list-item>
                </text:list>
              </text:list-item>
              <text:list-item>
                <text:p>Deployment automation</text:p>
                <text:list>
                  <text:list-item>
                    <text:p>Involves taking your built software and "deploying" or "installing" it on a test or production system.</text:p>
                  </text:list-item>
                </text:list>
              </text:list-item>
              <text:list-item>
                <text:p>Continuous integration </text:p>
                <text:list>
                  <text:list-item>
                    <text:p>Means having an automated process build your software continuously as developers check in code. For example, every 15 to 30 minutes a server might wake up, look for new check-ins, and build the project if any changes were made.</text:p>
                  </text:list-item>
                </text:list>
              </text:list-item>
              <text:list-item>
                <text:p>Continuous delivery</text:p>
                <text:list>
                  <text:list-item>
                    <text:p>(CI+DA) where the software builds from CI are also deployed to a test system.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</text:p>
          </draw:text-box>
        </draw:frame>
        <draw:frame presentation:style-name="pr3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In addition to automated unit tests, organisations using CI typically use a build server to implement continuous processes of applying quality control in general.</text:p>
              </text:list-item>
              <text:list-item>
                <text:p>The practice of continuous delivery further extends CI by making sure the software checked in on the mainline is always in a state that can be deployed to users and makes the actual deployment process very rapid.</text:p>
              </text:list-item>
              <text:list-item>
                <text:p><text:s/>Integration tests are usually run automatically on a CI server when it detects a new commit.</text:p>
              </text:list-item>
              <text:list-item>
                <text:p>CI relies on following principles :</text:p>
                <text:list>
                  <text:list-item>
                    <text:p>Maintain a code repository</text:p>
                    <text:list>
                      <text:list-item>
                        <text:p>Version control system</text:p>
                      </text:list-item>
                    </text:list>
                  </text:list-item>
                  <text:list-item>
                    <text:p>Automate the build</text:p>
                  </text:list-item>
                  <text:list-item>
                    <text:p>Make the build self-testing</text:p>
                  </text:list-item>
                  <text:list-item>
                    <text:p>Everyone commits to the baseline every day</text:p>
                  </text:list-item>
                  <text:list-item>
                    <text:p>Every commit (to baseline) should be built</text:p>
                  </text:list-item>
                  <text:list-item>
                    <text:p>Keep the build fast</text:p>
                  </text:list-item>
                  <text:list-item>
                    <text:p>Test in a clone of the production environment</text:p>
                  </text:list-item>
                  <text:list-item>
                    <text:p>Make it easy to get the latest deliverables</text:p>
                  </text:list-item>
                  <text:list-item>
                    <text:p>Everyone can see the results of the latest build</text:p>
                  </text:list-item>
                  <text:list-item>
                    <text:p>Automate deployment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</text:p>
          </draw:text-box>
        </draw:frame>
        <draw:frame presentation:style-name="pr3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In addition to automated unit tests, organisations using CI typically use a build server to implement continuous processes of applying quality control in general.</text:p>
              </text:list-item>
              <text:list-item>
                <text:p>The practice of continuous delivery further extends CI by making sure the software checked in on the mainline is always in a state that can be deployed to users and makes the actual deployment process very rapid.</text:p>
              </text:list-item>
              <text:list-item>
                <text:p><text:s/>Integration tests are usually run automatically on a CI server when it detects a new commit.</text:p>
              </text:list-item>
              <text:list-item>
                <text:p>CI relies on following principles :</text:p>
                <text:list>
                  <text:list-item>
                    <text:p>Maintain a code repository</text:p>
                    <text:list>
                      <text:list-item>
                        <text:p>Version control system</text:p>
                      </text:list-item>
                    </text:list>
                  </text:list-item>
                  <text:list-item>
                    <text:p>Automate the build</text:p>
                  </text:list-item>
                  <text:list-item>
                    <text:p>Make the build self-testing</text:p>
                  </text:list-item>
                  <text:list-item>
                    <text:p>Everyone commits to the baseline every day</text:p>
                  </text:list-item>
                  <text:list-item>
                    <text:p>Every commit (to baseline) should be built</text:p>
                  </text:list-item>
                  <text:list-item>
                    <text:p>Keep the build fast</text:p>
                  </text:list-item>
                  <text:list-item>
                    <text:p>Test in a clone of the production environment</text:p>
                  </text:list-item>
                  <text:list-item>
                    <text:p>Make it easy to get the latest deliverables</text:p>
                  </text:list-item>
                  <text:list-item>
                    <text:p>Everyone can see the results of the latest build</text:p>
                  </text:list-item>
                  <text:list-item>
                    <text:p>Automate deployment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e_20_1" draw:display-name="Bitmape 1" xlink:href="Pictures/10000201000005060000031CC0ED6C2E.png" xlink:type="simple" xlink:show="embed" xlink:actuate="onLoad"/>
    <draw:fill-image draw:name="background" xlink:href="Pictures/10000201000004F10000031478C30FB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unix </meta:initial-creator>
    <meta:creation-date>2015-08-05T15:57:35.827918077</meta:creation-date>
    <dc:date>2016-01-19T12:36:18.329145741</dc:date>
    <meta:editing-duration>PT59M32S</meta:editing-duration>
    <meta:editing-cycles>14</meta:editing-cycles>
    <meta:generator>LibreOffice/4.2.8.2$Linux_X86_64 LibreOffice_project/420m0$Build-2</meta:generator>
    <meta:document-statistic meta:object-count="48"/>
  </office:meta>
</office:document-meta>
</file>